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7.381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51.75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ain Aggravating Factor <text:s/>Code</text:p>
          </table:table-cell>
          <table:table-cell office:value-type="string" table:style-name="ce2">
            <text:p>Pain <text:s/>Aggravating <text:s/>Factor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Light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Dark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Movement</text:p>
          </table:table-cell>
          <table:table-cell table:number-columns-repeated="16382"/>
        </table:table-row>
        <table:table-row table:style-name="ro5">
          <table:table-cell office:value-type="float" office:value="4" table:style-name="ce3">
            <text:p>04</text:p>
          </table:table-cell>
          <table:table-cell office:value-type="string" table:style-name="ce4">
            <text:p>Lying <text:s/>Down</text:p>
          </table:table-cell>
          <table:table-cell table:number-columns-repeated="16382"/>
        </table:table-row>
        <table:table-row table:style-name="ro6">
          <table:table-cell office:value-type="float" office:value="5" table:style-name="ce3">
            <text:p>05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7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7:55:09Z</meta:creation-date>
    <dc:date>2020-04-29T09:55:57Z</dc:date>
    <meta:user-defined meta:name="WorkbookGuid">36dafcc0-dc58-463c-ad4a-4731db46049e</meta:user-defined>
    <meta:user-defined meta:name="ConnectionInfosStorage">WorkbookXmlParts</meta:user-defined>
  </office:meta>
</office:document-meta>
</file>